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56109"/>
    </style:style>
    <style:style style:name="P3" style:family="paragraph" style:parent-style-name="Standard">
      <style:text-properties officeooo:paragraph-rsid="0017edb7"/>
    </style:style>
    <style:style style:name="P4" style:family="paragraph" style:parent-style-name="Standard">
      <style:text-properties officeooo:paragraph-rsid="001ac438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/text:p>
      <text:p text:style-name="P1"><text:span text:style-name="T2">Programm handles divide by zero with catch all</text:span> </text:p>
      <text:p text:style-name="P1"/>
      <text:p text:style-name="P1"/>
      <text:p text:style-name="P4">#include&lt;iostream&gt;<text:line-break/>using namespace std;<text:line-break/>int main()</text:p>
      <text:p text:style-name="P4"><text:line-break/>{</text:p>
      <text:p text:style-name="P4"><text:line-break/> <text:s text:c="3"/>int a, b;<text:line-break/> <text:s text:c="3"/>cout&lt;&lt;"Enter a and b values:";<text:line-break/> <text:s text:c="3"/>cin&gt;&gt;a&gt;&gt;b;<text:line-break/> <text:s text:c="3"/>try</text:p>
      <text:p text:style-name="P4"><text:line-break/> <text:s text:c="3"/>{</text:p>
      <text:p text:style-name="P4"><text:line-break/> <text:s text:c="7"/>if(b==0)<text:line-break/> <text:s text:c="7"/>throw b;<text:line-break/> <text:s text:c="7"/>else if(b&lt;0)<text:line-break/> <text:s text:c="7"/>cout&lt;&lt;"b cannot be negative";<text:line-break/> <text:s text:c="7"/>else<text:line-break/> <text:s text:c="7"/>cout&lt;&lt;"Result of a/b="&lt;&lt;a/b;</text:p>
      <text:p text:style-name="P4"><text:line-break/> <text:s text:c="3"/>}</text:p>
      <text:p text:style-name="P4"><text:line-break/> <text:s text:c="3"/>catch(int b)</text:p>
      <text:p text:style-name="P4"><text:line-break/> <text:s text:c="3"/>{</text:p>
      <text:p text:style-name="P4"><text:line-break/> <text:s text:c="7"/>cout&lt;&lt;"b cannot be zero";<text:line-break/> <text:s text:c="3"/>}</text:p>
      <text:p text:style-name="P4"><text:line-break/> <text:s text:c="3"/>catch(…)</text:p>
      <text:p text:style-name="P4"><text:line-break/> <text:s text:c="3"/>{</text:p>
      <text:p text:style-name="P4"><text:line-break/> <text:s text:c="7"/>cout&lt;&lt;"Unknown exception in program";</text:p>
      <text:p text:style-name="P4"><text:line-break/> <text:s text:c="3"/>}</text:p>
      <text:p text:style-name="P4"><text:line-break/> <text:s text:c="3"/>return 0;</text:p>
      <text:p text:style-name="P4"><text:line-break/>}<text:line-break/><text:line-break/>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40:14.118000000</dc:date>
    <meta:editing-duration>PT1H4M10S</meta:editing-duration>
    <meta:editing-cycles>16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17" meta:word-count="58" meta:character-count="479" meta:non-whitespace-character-count="303"/>
  </office:meta>
</office:document-meta>
</file>